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2.925cm" fo:min-width="3.31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2.925cm" fo:min-width="0.77cm" loext:decorative="false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2.925cm" fo:min-width="5.215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175cm" svg:x="1.95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1cm" svg:height="3.175cm" svg:x="3.222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952cm" svg:y1="7.985cm" svg:x2="3.222cm" svg:y2="6.398cm">
          <text:p/>
        </draw:line>
        <draw:line draw:style-name="gr2" draw:text-style-name="P2" draw:layer="layout" svg:x1="5.762cm" svg:y1="7.985cm" svg:x2="7.032cm" svg:y2="6.398cm">
          <text:p/>
        </draw:line>
        <draw:line draw:style-name="gr2" draw:text-style-name="P2" draw:layer="layout" svg:x1="5.762cm" svg:y1="11.16cm" svg:x2="7.032cm" svg:y2="9.573cm">
          <text:p/>
        </draw:line>
        <draw:line draw:style-name="gr3" draw:text-style-name="P2" draw:layer="layout" svg:x1="3.222cm" svg:y1="9.573cm" svg:x2="7.032cm" svg:y2="9.573cm">
          <text:p/>
        </draw:line>
        <draw:line draw:style-name="gr4" draw:text-style-name="P2" draw:layer="layout" svg:x1="3.222cm" svg:y1="9.573cm" svg:x2="3.222cm" svg:y2="6.398cm">
          <text:p/>
        </draw:line>
        <draw:line draw:style-name="gr2" draw:text-style-name="P2" draw:layer="layout" svg:x1="2.904cm" svg:y1="7.985cm" svg:x2="3.539cm" svg:y2="7.985cm">
          <text:p/>
        </draw:line>
        <draw:line draw:style-name="gr2" draw:text-style-name="P2" draw:layer="layout" svg:x1="5.762cm" svg:y1="9.255cm" svg:x2="5.762cm" svg:y2="9.89cm">
          <text:p/>
        </draw:line>
        <draw:line draw:style-name="gr2" draw:text-style-name="P2" draw:layer="layout" svg:x1="1.952cm" svg:y1="7.985cm" svg:x2="3.222cm" svg:y2="6.398cm">
          <text:p/>
        </draw:line>
        <draw:custom-shape draw:style-name="gr5" draw:text-style-name="P1" draw:layer="layout" svg:width="1.27cm" svg:height="3.175cm" svg:x="7.667cm" svg:y="7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3.175cm" svg:x="9.889cm" svg:y="7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3.175cm" svg:x="10.207cm" svg:y="7.3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207cm" svg:y1="7.985cm" svg:x2="10.207cm" svg:y2="10.525cm">
          <text:p/>
        </draw:line>
        <draw:line draw:style-name="gr4" draw:text-style-name="P2" draw:layer="layout" svg:x1="10.207cm" svg:y1="10.525cm" svg:x2="15.604cm" svg:y2="10.525cm">
          <text:p/>
        </draw:line>
        <draw:line draw:style-name="gr2" draw:text-style-name="P2" draw:layer="layout" svg:x1="15.604cm" svg:y1="11.16cm" svg:x2="15.922cm" svg:y2="10.525cm">
          <text:p/>
        </draw:line>
        <draw:line draw:style-name="gr2" draw:text-style-name="P2" draw:layer="layout" svg:x1="15.604cm" svg:y1="7.985cm" svg:x2="15.922cm" svg:y2="7.35cm">
          <text:p/>
        </draw:line>
        <draw:line draw:style-name="gr2" draw:text-style-name="P2" draw:layer="layout" svg:x1="9.889cm" svg:y1="7.985cm" svg:x2="10.207cm" svg:y2="7.35cm">
          <text:p/>
        </draw:line>
        <draw:line draw:style-name="gr4" draw:text-style-name="P2" draw:layer="layout" svg:x1="15.604cm" svg:y1="10.525cm" svg:x2="15.922cm" svg:y2="10.525cm">
          <text:p/>
        </draw:line>
        <draw:line draw:style-name="gr4" draw:text-style-name="P2" draw:layer="layout" svg:x1="10.207cm" svg:y1="7.985cm" svg:x2="10.207cm" svg:y2="7.35cm">
          <text:p/>
        </draw:line>
        <draw:line draw:style-name="gr2" draw:text-style-name="P2" draw:layer="layout" svg:x1="9.889cm" svg:y1="7.985cm" svg:x2="11.159cm" svg:y2="7.985cm">
          <text:p/>
        </draw:line>
        <draw:line draw:style-name="gr2" draw:text-style-name="P2" draw:layer="layout" svg:x1="9.889cm" svg:y1="7.985cm" svg:x2="10.207cm" svg:y2="7.35cm">
          <text:p/>
        </draw:line>
        <draw:line draw:style-name="gr2" draw:text-style-name="P2" draw:layer="layout" svg:x1="15.604cm" svg:y1="10.842cm" svg:x2="15.604cm" svg:y2="10.207cm">
          <text:p/>
        </draw:line>
        <draw:line draw:style-name="gr2" draw:text-style-name="P2" draw:layer="layout" svg:x1="15.604cm" svg:y1="11.16cm" svg:x2="15.922cm" svg:y2="10.5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8:22:47.846777458</meta:creation-date>
    <dc:date>2024-11-25T18:35:48.586026394</dc:date>
    <meta:editing-duration>PT1M47S</meta:editing-duration>
    <meta:editing-cycles>3</meta:editing-cycles>
    <meta:generator>LibreOffice/24.8.0.3$Linux_X86_64 LibreOffice_project/0bdf1299c94fe897b119f97f3c613e9dca6be583</meta:generator>
    <meta:document-statistic meta:object-count="24"/>
  </office:meta>
</office:document-meta>
</file>